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use-window-font-color="true"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ffffff" style:font-name="Arial1" fo:font-size="9.75pt" fo:letter-spacing="normal" fo:font-style="normal" fo:font-weight="normal"/>
    </style:style>
    <style:style style:name="T2" style:family="text">
      <style:text-properties fo:font-variant="normal" fo:text-transform="none" fo:color="#ffffff" fo:font-size="9.75pt" fo:letter-spacing="normal" fo:font-style="normal" fo:font-weight="normal"/>
    </style:style>
    <style:style style:name="T3" style:family="text">
      <style:text-properties fo:font-variant="normal" fo:text-transform="none" fo:color="#ffffff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łac w Sławikowie</text:p>
      <text:p text:style-name="Standard"/>
      <text:p text:style-name="Standard">Fotografie:</text:p>
      <text:p text:style-name="Standard"/>
      <text:list xml:id="list1054803538958972880" text:style-name="L1">
        <text:list-item>
          <text:p text:style-name="P1">Pałac w Sławikowie,1910. Fot. A. Jüttner - zdjęcie pochodzi z strony fotopolska.eu</text:p>
        </text:list-item>
        <text:list-item>
          <text:p text:style-name="P2"><text:span text:style-name="T4">Projekt pałacu. Atlas zur Zeitschrift für Bauwesen. 1856 - zdjęcie pochodzi z strony fotopolska.eu</text:span></text:p>
        </text:list-item>
        <text:list-item>
          <text:p text:style-name="P1">Część Pałacu, 2019 – autor Tomasz Janota</text:p>
        </text:list-item>
        <text:list-item>
          <text:p text:style-name="P1">Grafitti znajdujące się na jednym z pięter, 2019 - autorka Patrycja Dobrzyńska</text:p>
        </text:list-item>
        <text:list-item>
          <text:p text:style-name="P1">Pałac otoczony zielenią, 2019 – autorka Patrycja Dobrzyńska</text:p>
        </text:list-item>
        <text:list-item>
          <text:p text:style-name="P1">Ruiny Pałacu wraz z grafitti, 2019 – autorka Patrycja Dobrzyńska</text:p>
        </text:list-item>
        <text:list-item>
          <text:p text:style-name="P1">Ruiny Pałacu, 2019 – autor Tomasz Janota</text:p>
        </text:list-item>
        <text:list-item>
          <text:p text:style-name="P1">Ogrody Pałacu na starej pocztówce – zdjęcie pochodzi z strony eksploratorzy.com.pl</text:p>
        </text:list-item>
        <text:list-item>
          <text:p text:style-name="P1">Plan parteru – zdjęcie pochodzi z strony eksploratorzy.com.pl</text:p>
        </text:list-item>
        <text:list-item>
          <text:p text:style-name="P1">Ogrody Pałacu na jednej z pocztówek - zdjęcie pochodzi z strony slawikow.pl</text:p>
        </text:list-item>
        <text:list-item>
          <text:p text:style-name="P1">Sławików, ul. Parkowa, 1910 - zdjęcie pochodzi z strony fotopolska.eu</text:p>
        </text:list-item>
        <text:list-item>
          <text:p text:style-name="P1">Pocztówka przedstawiająca Pałac - zdjęcie pochodzi z strony slawikow.pl</text:p>
        </text:list-item>
        <text:list-item>
          <text:p text:style-name="P1">Pocztówki z Sławikowa – zdjęcie pochodzi z strony slawikow.pl</text:p>
        </text:list-item>
        <text:list-item>
          <text:p text:style-name="P1">Plan pałacu - Skan z książki Zamki i pałace dorzecza Górnej Odry, P.Newerla, G.Wawoczny</text:p>
        </text:list-item>
        <text:list-item>
          <text:p text:style-name="P1">Zdjęcie z Oberschlesien im Bild – Śląska Biblioteka Cyfrow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39S</meta:editing-duration>
    <meta:editing-cycles>3</meta:editing-cycles>
    <meta:generator>OpenOffice/4.1.3$Win32 OpenOffice.org_project/413m1$Build-9783</meta:generator>
    <dc:date>2019-09-30T23:03:09.68</dc:date>
    <meta:document-statistic meta:table-count="0" meta:image-count="0" meta:object-count="0" meta:page-count="1" meta:paragraph-count="17" meta:word-count="171" meta:character-count="1091"/>
    <dc:creator>Tomasz </dc:creator>
    <meta:user-defined meta:name="Info 1"/>
    <meta:user-defined meta:name="Info 2"/>
    <meta:user-defined meta:name="Info 3"/>
    <meta:user-defined meta:name="Info 4"/>
  </office:meta>
</office:document-meta>
</file>